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break-before="pag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Normal">
      <style:text-properties fo:font-weight="bold"/>
    </style:style>
    <style:style style:name="P4" style:family="paragraph" style:parent-style-name="Normal">
      <style:paragraph-properties fo:text-align="start" style:justify-single-word="false"/>
      <style:text-properties fo:font-weight="bold" officeooo:paragraph-rsid="00146b56"/>
    </style:style>
    <style:style style:name="P5" style:family="paragraph" style:parent-style-name="Normal">
      <style:text-properties fo:font-weight="bold" officeooo:paragraph-rsid="0014bf76"/>
    </style:style>
    <style:style style:name="P6" style:family="paragraph" style:parent-style-name="Normal">
      <style:text-properties fo:font-weight="normal" officeooo:rsid="0014bf76" style:font-weight-asian="normal" style:font-weight-complex="normal"/>
    </style:style>
    <style:style style:name="P7" style:family="paragraph" style:parent-style-name="Normal">
      <style:text-properties fo:font-weight="normal" officeooo:rsid="0014bf76" officeooo:paragraph-rsid="0014bf76" style:font-weight-asian="normal" style:font-weight-complex="normal"/>
    </style:style>
    <style:style style:name="P8" style:family="paragraph" style:parent-style-name="Normal">
      <style:text-properties fo:font-weight="normal" officeooo:rsid="00157069" officeooo:paragraph-rsid="00157069" style:font-weight-asian="normal" style:font-weight-complex="normal"/>
    </style:style>
    <style:style style:name="P9" style:family="paragraph" style:parent-style-name="Normal">
      <style:text-properties officeooo:rsid="00178774" officeooo:paragraph-rsid="00178774"/>
    </style:style>
    <style:style style:name="P10" style:family="paragraph" style:parent-style-name="Normal">
      <style:text-properties officeooo:rsid="00178774" officeooo:paragraph-rsid="00178774"/>
    </style:style>
    <style:style style:name="P11" style:family="paragraph" style:parent-style-name="Normal">
      <style:text-properties fo:font-weight="bold"/>
    </style:style>
    <style:style style:name="P12" style:family="paragraph" style:parent-style-name="Normal">
      <style:text-properties fo:font-weight="bold" officeooo:rsid="001919de" officeooo:paragraph-rsid="001919de" style:font-weight-asian="bold" style:font-weight-complex="bold"/>
    </style:style>
    <style:style style:name="P13" style:family="paragraph" style:parent-style-name="Normal">
      <style:text-properties fo:font-weight="bold" officeooo:rsid="001a7525" officeooo:paragraph-rsid="001a7525" style:font-weight-asian="bold" style:font-weight-complex="bold"/>
    </style:style>
    <style:style style:name="P14" style:family="paragraph" style:parent-style-name="Normal">
      <style:text-properties officeooo:rsid="00146b56" officeooo:paragraph-rsid="00146b56"/>
    </style:style>
    <style:style style:name="P15" style:family="paragraph" style:parent-style-name="Normal">
      <style:text-properties fo:font-weight="normal" officeooo:rsid="001919de" officeooo:paragraph-rsid="001919de" style:font-weight-asian="normal" style:font-weight-complex="normal"/>
    </style:style>
    <style:style style:name="P16" style:family="paragraph" style:parent-style-name="Normal">
      <style:text-properties fo:font-weight="normal" officeooo:rsid="00192e47" officeooo:paragraph-rsid="00192e47" style:font-weight-asian="normal" style:font-weight-complex="normal"/>
    </style:style>
    <style:style style:name="P17" style:family="paragraph" style:parent-style-name="Normal">
      <style:text-properties fo:font-weight="normal" officeooo:rsid="001a7525" officeooo:paragraph-rsid="001a7525" style:font-weight-asian="normal" style:font-weight-complex="normal"/>
    </style:style>
    <style:style style:name="P18" style:family="paragraph" style:parent-style-name="Normal">
      <style:text-properties officeooo:rsid="001a7525" officeooo:paragraph-rsid="001a7525"/>
    </style:style>
    <style:style style:name="P19" style:family="paragraph" style:parent-style-name="Heading_20_2">
      <style:text-properties fo:font-variant="normal" fo:text-transform="none" fo:color="#333333" style:font-name="Helvetica Neue" fo:font-size="12pt" fo:letter-spacing="normal" fo:font-style="normal" fo:font-weight="bold" officeooo:rsid="00178774" officeooo:paragraph-rsid="00178774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officeooo:rsid="0014bf76"/>
    </style:style>
    <style:style style:name="T3" style:family="text">
      <style:text-properties fo:font-weight="normal" officeooo:rsid="0014bf76" style:font-weight-asian="normal" style:font-weight-complex="normal"/>
    </style:style>
    <style:style style:name="T4" style:family="text">
      <style:text-properties officeooo:rsid="00173c7d"/>
    </style:style>
    <style:style style:name="T5" style:family="text">
      <style:text-properties officeooo:rsid="00178ffa"/>
    </style:style>
    <style:style style:name="T6" style:family="text">
      <style:text-properties officeooo:rsid="00190c89"/>
    </style:style>
    <style:style style:name="T7" style:family="text">
      <style:text-properties officeooo:rsid="001919de"/>
    </style:style>
    <style:style style:name="T8" style:family="text">
      <style:text-properties officeooo:rsid="001a752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><text:span text:style-name="T1">Rakenne</text:span> </text:p>
        <text:p text:style-name="Normal"/>
        <text:p text:style-name="P14">Ohjelma on täysin kirjoitettu Java-kielellä ja se koostuu viidestä eri <text:span text:style-name="T6">pää</text:span>pakkauksesta, jotka ovat: io, käyttöliittymä, logiikka, main sekä util. Io-pakkauksessa sijaitsee Tulostaja-luokka, jonka tehtävänä on tulostaa kartta luettavaan muotoon tekstikäyttöliittymässä. Käyttöliittymässä sijaitsee Java Swing – GUI, joka toimii ohjelman graafisena käyttöliittymänä <text:span text:style-name="T2">sekä Piirtaja, jonka tehtävän on piirtää karttaan polkua</text:span>. Logiikassa sijaitsevat omat tietorakenteet kuten ArrayList, PriorityQueue sekä Jono, mutta myös itse A*-algoritmin toteutus, <text:span text:style-name="T7">Dijkstra, sekä MT-AA* (Moving Target – Adaptive A*)</text:span>. <text:span text:style-name="T5">Reitinhakuun</text:span> liittyvät luokat ovat samassa pakkauksessa. <text:span text:style-name="T7">Muut</text:span> luokat ovat <text:span text:style-name="T7">reitinhaun tukena kuten </text:span>Analysoija, jonka tehtävänä on analysoida annettu kartta, Heure<text:span text:style-name="T2">s</text:span>tiikka joka laskee heurestisen arvon <text:span text:style-name="T5">reitinhaku-</text:span>algoritmille, Solmu joka toimii <text:span text:style-name="T5">reitinhaku</text:span>-algoritmin <text:span text:style-name="T5">verkon </text:span>solmuina sekä Enum Ympäristömuuttuja, jossa sijaitsevat globaalit muuttujat, kuten lokaali äärettömyys sekä solmujen painot. Mainissa sijaitsee ohjelman pääohjelma ja lopuksi util kansiossa ovat muun muassa karttakuvat .bmp -muodossa sekä Kuva ja Piste luokka, jotka auttavat sekä GUI:ssa, mutta myös <text:span text:style-name="T5">reitinhaku</text:span>-algoritmissa.</text:p>
        <text:p text:style-name="P14"/>
        <text:p text:style-name="P12">MT-AA* <text:span text:style-name="T8">sekä ohjelman </text:span>toiminta</text:p>
        <text:p text:style-name="P15"/>
        <text:p text:style-name="P15"/>
        <text:p text:style-name="Normal"/>
        <text:p text:style-name="P3">Saavutetut aikavaativuudet</text:p>
        <text:p text:style-name="P6"/>
        <text:p text:style-name="P7">Algoritmin aikavaativuus on O(|E| <text:span text:style-name="T5">+</text:span> |V| * log|V|) eli sama kuin Dijkstrassa. Tämä johtuu siitä, että algoritmin ydin ja pohja nojaa samaan ideaan, kuin Dijkstran algoritmi. Ainoa ero näiden kahden välillä kuitenkin on vakiokertoimet. A* (tai MT-AA*) käy solmuja paljon vähemmän, kuin Dijkstra ja parhaassa tapauksessa vaadittava solmujen määrä on vain 5-10% Dijkstrasta. Pahimmassa tapauksessa A*:n aloittaessa keskeltä huonetta ja maalin ollessa vaikeassa paikassa, voi A* käydä yhtä paljon solmuja läpi kuin Dijkstra. Tämä kuitenkin tapahtuu erittäin harvoin ja on hyvin epätodennäköisetä, että A*:n tehokkuus laskisi näin alas. </text:p>
        <text:p text:style-name="P7"/>
        <text:p text:style-name="P8">Useissa peräkkäin ajetuissa hauissa MT-AA* taas laskee entisestään A*:n vakiokerrointa jolloin uuteen hakuun tarvittavien analysoitavien solmujen määrä laskee entisestään.</text:p>
        <text:p text:style-name="Normal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<text:soft-page-break/>Suorituskyky ja O-analyysivertailu</text:p>
        <text:p text:style-name="P3"/>
        <text:p text:style-name="P8">Suorituskyvyltään <text:span text:style-name="T7">algoritmi MT-AA*</text:span> on huomattavasti nopeampi, kuin perinteinen Dijkstra <text:span text:style-name="T7">peräkkäin</text:span> ajettuna käytännössä millä tahansa kokoisella kartalla. <text:span text:style-name="T7">Se</text:span> pystyy myös käsittelemään kokoa 100 * 1000 olevia karttoja noin sekunnissa, joissa solmujen määrä nousee jopa 100 000 solmuun. </text:p>
        <text:p text:style-name="P8"/>
        <text:p text:style-name="P8">Kartan pohjapiirustuksella on ja ei ole väliä. Tämä tarkoittaa käytännössä sitä, että vaikeat kartat tuovat algoritmia lähelle Dijkstraa, mutta avoimet ja luonnolliset taas saattavat olla hyvinkin nopeita MT-AA* suoritukselle ja analysoinnille. <text:span text:style-name="T7">Hyvässä kartassa operaatioiden määrä voi jäädä hyvinkin alhaiseksi heurestiikan takia.</text:span></text:p>
        <text:p text:style-name="P8"/>
        <text:p text:style-name="P8">Ainot hitaudet algoritmiin tuovat tarkoituksella hidastettu MT-AA*, Javan <text:span text:style-name="T4">oma metodi polun piirtämiselle sekä omien tietorakenteiden implementaatiot</text:span>. <text:span text:style-name="T4">Tarkoituksella hidastettu MT-AA* tarkoitus on tehdä mahdolliseksi sen, että käyttäjällä on aikaa klikata uusi maali algoritmille.</text:span> <text:s/><text:span text:style-name="T7">Omien tietorakenteiden ajottainen hitaus johtuu, ettei niitä ole optimoitu toisin kuin Javan omat tietorakenteet, jolloin muistinkäyttö ja tätä kautta tilavaativuus kasvaa. </text:span><text:s/></text:p>
        <text:p text:style-name="P3"/>
        <text:p text:style-name="P16">MTAA* <text:span text:style-name="T8">vs A* <text:s/>vs Dijkstra</text:span></text:p>
        <text:p text:style-name="P16"/>
        <text:p text:style-name="P17">Minkälaisille syötteille ohjelma toimii hyvin? Miksi?</text:p>
        <text:p text:style-name="P17"/>
        <text:p text:style-name="P17">Minkälaisilla syötteillä ohjelma toimii huonosti? Miksi?</text:p>
        <text:p text:style-name="P13"/>
        <text:p text:style-name="P13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3"/>
        <text:p text:style-name="P3"/>
        <text:p text:style-name="Normal"><text:soft-page-break/><text:span text:style-name="T1">Puutteet ja parannusehdotukset</text:span></text:p>
        <text:p text:style-name="Normal"/>
        <text:p text:style-name="P9">MT-AA* ei ole kaikista tehokkain algoritmi, koska se luottaa A*-algoritmiin. A* on osittain jopa ehkä hieman hidas algoritmi ja sitä paljon tehokkaampi on esimerkiksi JPS (Jump Point Search). <text:s/>Myöskin isoissa esim. 1000 * 1000 verkoissa ongelmaksi tulee se, että solmuja on liian turhan paljon jolloin analysoitavia solmuja voitaisiin ottaa mukaan vain esimerkiksi joka toinen, joka tehostaisi huomattavasti analysointia sekä verkon luontia.</text:p>
        <text:p text:style-name="P9"/>
        <text:p text:style-name="P18">Pseudokoodin ongelmat?</text:p>
        <text:p text:style-name="P9"/>
        <text:h text:style-name="P19" text:outline-level="2">Voiko algoritmin aikavaativuutta parantaa lisäämällä tilavaativuutta? Miten?</text:h>
        <text:p text:style-name="P9"/>
        <text:p text:style-name="P13">Raportit</text:p>
        <text:p text:style-name="P9"/>
        <text:p text:style-name="Normal"/>
        <text:p text:style-name="Normal"/>
        <text:p text:style-name="Normal"/>
        <text:p text:style-name="P3">Lähteet</text:p>
        <text:p text:style-name="P3"/>
        <text:p text:style-name="P7">- http://idm-lab.org/bib/abstracts/Koen07e.html</text:p>
        <text:p text:style-name="P5">- <text:a xlink:type="simple" xlink:href="http://en.wikipedia.org/wiki/D"><text:span text:style-name="T3">http://en.wikipedia.org/wiki/D</text:span></text:a><text:span text:style-name="T3">*</text:span></text:p>
        <text:p text:style-name="P5"><text:span text:style-name="T3">- </text:span><text:a xlink:type="simple" xlink:href="http://en.wikipedia.org/wiki/Incremental_heuristic_search"><text:span text:style-name="T3">http://en.wikipedia.org/wiki/Incremental_heuristic_search</text:span></text:a></text:p>
        <text:p text:style-name="P7">- http://en.wikipedia.org/wiki/A*_search_algorithm</text:p>
        <text:p text:style-name="P3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fi" fo:country="FI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break-before="page"/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.4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2">Toteutusdokumentti</text:p>
        <text:p text:style-name="MP2">Kristian Wahlroos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Kride </meta:initial-creator>
    <meta:creation-date>2015-02-05T21:58:25.813918221</meta:creation-date>
    <dc:date>2015-02-28T23:57:51.443336138</dc:date>
    <dc:creator>Kride </dc:creator>
    <meta:editing-duration>PT47M47S</meta:editing-duration>
    <meta:editing-cycles>8</meta:editing-cycles>
    <meta:document-statistic meta:table-count="0" meta:image-count="0" meta:object-count="0" meta:page-count="3" meta:paragraph-count="25" meta:word-count="501" meta:character-count="4106" meta:non-whitespace-character-count="4107"/>
  </office:meta>
</office:document-meta>
</file>